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303125cm" style:use-optimal-column-width="true"/>
    </style:style>
    <style:style style:name="co2" style:family="table-column">
      <style:table-column-properties fo:break-before="auto" style:column-width="2.83104166666667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3.46604166666667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3.095625cm" style:use-optimal-column-width="true"/>
    </style:style>
    <style:style style:name="co8" style:family="table-column">
      <style:table-column-properties fo:break-before="auto" style:column-width="2.06375cm" style:use-optimal-column-width="true"/>
    </style:style>
    <style:style style:name="co9" style:family="table-column">
      <style:table-column-properties fo:break-before="auto" style:column-width="2.67229166666667cm" style:use-optimal-column-width="true"/>
    </style:style>
    <style:style style:name="co10" style:family="table-column">
      <style:table-column-properties fo:break-before="auto" style:column-width="2.64583333333333cm" style:use-optimal-column-width="true"/>
    </style:style>
    <style:style style:name="co11" style:family="table-column">
      <style:table-column-properties fo:break-before="auto" style:column-width="3.01625cm" style:use-optimal-column-width="true"/>
    </style:style>
    <style:style style:name="co12" style:family="table-column">
      <style:table-column-properties fo:break-before="auto" style:column-width="2.24895833333333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Igor Czechowski</text:p>
          </table:table-cell>
          <table:table-cell office:value-type="string" table:style-name="ce1">
            <text:p>Brice Dutheil</text:p>
          </table:table-cell>
          <table:table-cell office:value-type="string" table:style-name="ce1">
            <text:p>Lukasz Szewc</text:p>
          </table:table-cell>
          <table:table-cell office:value-type="string" table:style-name="ce1">
            <text:p>Rafael Winterhalter</text:p>
          </table:table-cell>
          <table:table-cell office:value-type="string" table:style-name="ce1">
            <text:p>Vineet Kumar</text:p>
          </table:table-cell>
          <table:table-cell office:value-type="string" table:style-name="ce1">
            <text:p>Tim van der Lippe</text:p>
          </table:table-cell>
          <table:table-cell office:value-type="string" table:style-name="ce1">
            <text:p>Krzysztof Wolny</text:p>
          </table:table-cell>
          <table:table-cell office:value-type="string" table:style-name="ce1">
            <text:p>GitHub</text:p>
          </table:table-cell>
          <table:table-cell office:value-type="string" table:style-name="ce1">
            <text:p>Dmitriy Zaitsev</text:p>
          </table:table-cell>
          <table:table-cell office:value-type="string" table:style-name="ce1">
            <text:p>Allon Murienik</text:p>
          </table:table-cell>
          <table:table-cell office:value-type="string" table:style-name="ce1">
            <text:p>Igor C. A. de Lima</text:p>
          </table:table-cell>
          <table:table-cell office:value-type="string" table:style-name="ce1">
            <text:p>rberghegg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bproject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easymock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mockito/Mock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mockito/ArgumentCaptor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mockito/Captor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mockito/Spy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mockito/InjectMocks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mockito/Answers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mockito/Incubating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org/mockito/AdditionalAnswers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BDDMockito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ReturnValues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ArgumentMatcher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Spy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InOrder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verificati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3.333333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3.333333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3.333333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stubbi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1.428571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2.857142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Mock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AdditionalAnswers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ArgumentMatchers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MockitoDebugger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MockitoAnnotations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package-info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CheckReturnValue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internal/hamcres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internal/InOrderImpl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internal/matcher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internal/exception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rc/main/java/org/mockito/internal/stubbing/StubbingComparator.jav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/>
        </table:table-row>
        <table:table-row table:number-rows-repeated="1048545" table:style-name="ro1">
          <table:table-cell table:number-columns-repeated="16384"/>
        </table:table-row>
      </table:table>
      <table:table table:name="Planilha1" table:style-name="ta1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Planilha2.A1:Planilha2.M31" table:name="mom_v3_mockito3_editado" table:display-filter-buttons="true" table:on-update-keep-size="false" table:on-update-keep-styles="true" table:refresh-delay="false">
          <table:database-source-sql table:database-name="Provider=Microsoft.Mashup.OleDb.1;Data Source=$Workbook$;Location=mom-v3-mockito3-editado;Extended Properties=&quot;&quot;" table:sql-statement="SELECT * FROM [mom-v3-mockito3-editado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Carla</meta:initial-creator>
    <dc:creator>Carla</dc:creator>
    <meta:creation-date>2018-09-27T17:53:33Z</meta:creation-date>
    <dc:date>2018-09-27T17:59:23Z</dc:date>
  </office:meta>
</office:document-meta>
</file>